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fo:font-weight="bold" style:font-size-asian="10.5pt" style:font-size-complex="10.5pt"/>
    </style:style>
    <style:style style:name="P3" style:family="paragraph" style:parent-style-name="Text_20_body">
      <style:paragraph-properties fo:margin-left="0cm" fo:margin-right="0cm" fo:text-indent="1cm" style:auto-text-indent="false"/>
      <style:text-properties fo:font-size="10.5pt" style:font-size-asian="10.5pt" style:font-size-complex="10.5pt"/>
    </style:style>
    <style:style style:name="P4" style:family="paragraph" style:parent-style-name="Standard">
      <style:text-properties officeooo:rsid="001c744c" officeooo:paragraph-rsid="001c744c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INTRODUCCION</text:span></text:p>
      <text:p text:style-name="P1"><text:s/><text:tab/>1.1. Descripción del proyecto</text:p>
      <text:p text:style-name="P3"><text:tab/>1.2. Objetivos del proyecto</text:p>
      <text:p text:style-name="P3"><text:tab/>1.3. Estudio de viabilidad</text:p>
      <text:p text:style-name="P2">2. ANÁLISIS</text:p>
      <text:p text:style-name="P3">2.1. Requisitos: Casos de uso.</text:p>
      <text:p text:style-name="P3">2.2. Diagrama de clases</text:p>
      <text:p text:style-name="P1"><text:span text:style-name="T3">3. DESCRIPCIÓN DEL DISEÑO.</text:span></text:p>
      <text:p text:style-name="P2">4. REALIZACIÓN.</text:p>
      <text:p text:style-name="P3"><text:tab/>4.1. Tecnologías</text:p>
      <text:p text:style-name="P3"><text:tab/>4.2. Herramientas</text:p>
      <text:p text:style-name="P3"><text:tab/>4.3. Detalles de la realización</text:p>
      <text:p text:style-name="P3"><text:tab/>4.4. Descripción de uso</text:p>
      <text:p text:style-name="P1"><text:tab/>4.5. Fuentes consultadas</text:p>
      <text:p text:style-name="Text_20_body"><text:a xlink:type="simple" xlink:href="https://ddd.uab.cat/pub/trerecpro/2010/hdl_2072_93047/PFC_DanielHaroRuiz.pdf" text:style-name="Internet_20_link" text:visited-style-name="Visited_20_Internet_20_Link"><text:span text:style-name="T3">https://ddd.uab.cat/pub/trerecpro/2010/hdl_2072_93047/PFC_DanielHaroRuiz.pdf</text:span></text:a></text:p>
      <text:p text:style-name="Text_20_body"><text:a xlink:type="simple" xlink:href="http://www.lsi.us.es/~mariano/pfc/indice.pdf" text:style-name="Internet_20_link" text:visited-style-name="Visited_20_Internet_20_Link"><text:span text:style-name="T3">http://www.lsi.us.es/~mariano/pfc/indice.pdf</text:span></text:a></text:p>
      <text:p text:style-name="Text_20_body"><text:a xlink:type="simple" xlink:href="https://riunet.upv.es/bitstream/handle/10251/14646/Memoria.pdf?sequence=1" text:style-name="Internet_20_link" text:visited-style-name="Visited_20_Internet_20_Link"><text:span text:style-name="T3">https://riunet.upv.es/bitstream/handle/10251/14646/Memoria.pdf?sequence=1</text:span></text:a></text:p>
      <text:p text:style-name="Standard"/>
      <text:p text:style-name="P4">1. 1. Descripcion del proyecto</text:p>
      <text:p text:style-name="P4"/>
      <text:p text:style-name="P4">Nuestro proyecto se basa en una tienda online de comida natural para perros y gat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15:10.684000000</meta:creation-date>
    <dc:date>2018-06-08T10:25:52.955000000</dc:date>
    <meta:editing-duration>PT10M42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9" meta:word-count="70" meta:character-count="630" meta:non-whitespace-character-count="569"/>
  </office:meta>
</office:document-meta>
</file>